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673in"/>
    </style:style>
    <style:style style:name="co3" style:family="table-column">
      <style:table-column-properties fo:break-before="auto" style:column-width="1.3953in"/>
    </style:style>
    <style:style style:name="co4" style:family="table-column">
      <style:table-column-properties fo:break-before="auto" style:column-width="1.602in"/>
    </style:style>
    <style:style style:name="co5" style:family="table-column">
      <style:table-column-properties fo:break-before="auto" style:column-width="1.4492in"/>
    </style:style>
    <style:style style:name="co6" style:family="table-column">
      <style:table-column-properties fo:break-before="auto" style:column-width="0.5898in"/>
    </style:style>
    <style:style style:name="co7" style:family="table-column">
      <style:table-column-properties fo:break-before="auto" style:column-width="1.2646in"/>
    </style:style>
    <style:style style:name="co8" style:family="table-column">
      <style:table-column-properties fo:break-before="auto" style:column-width="0.827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5"/>
          <table:table-cell office:value-type="string">
            <text:p>created</text:p>
          </table:table-cell>
          <table:table-cell office:value-type="string">
            <text:p>finished</text:p>
          </table:table-cell>
          <table:table-cell office:value-type="string">
            <text:p>what to do</text:p>
          </table:table-cell>
        </table:table-row>
        <table:table-row table:style-name="ro1">
          <table:table-cell/>
          <table:table-cell office:value-type="string">
            <text:p>GsoC (Python_Tutorials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utorials.rs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ETTING_UP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>
            <text:p>in Windows</text:p>
          </table:table-cell>
          <table:table-cell/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binary compilation</text:p>
          </table:table-cell>
        </table:table-row>
        <table:table-row table:style-name="ro1">
          <table:table-cell table:number-columns-repeated="3"/>
          <table:table-cell table:style-name="ce1" office:value-type="string">
            <text:p>in Fedora</text:p>
          </table:table-cell>
          <table:table-cell>
            <office:annotation draw:style-name="gr1" draw:text-style-name="P1" svg:width="1.1413in" svg:height="0.3902in" svg:x="7.239in" svg:y="0.2496in" draw:caption-point-x="-0.2402in" draw:caption-point-y="0.5945in">
              <dc:date>2013-06-07T00:00:00</dc:date>
              <text:p text:style-name="P1"><text:span text:style-name="T1">Ipython</text:span></text:p>
              <text:p text:style-name="P1"><text:span text:style-name="T1">3D plotting</text:span></text:p>
            </office:annotation>
          </table:table-cell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binary compilation</text:p>
          </table:table-cell>
        </table:table-row>
        <table:table-row table:style-name="ro1">
          <table:table-cell table:number-columns-repeated="2"/>
          <table:table-cell office:value-type="string">
            <text:p>GUI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mage R/W/S</text:p>
          </table:table-cell>
          <table:table-cell/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>
            <text:p>Video R/W/S</text:p>
          </table:table-cell>
          <table:table-cell/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need to be done in windows</text:p>
          </table:table-cell>
        </table:table-row>
        <table:table-row table:style-name="ro1">
          <table:table-cell table:number-columns-repeated="3"/>
          <table:table-cell table:style-name="ce2" office:value-type="string">
            <text:p>Drawing</text:p>
          </table:table-cell>
          <table:table-cell/>
          <table:table-cell office:value-type="string">
            <text:p>T</text:p>
          </table:table-cell>
          <table:table-cell office:value-type="string">
            <text:p>AF</text:p>
          </table:table-cell>
          <table:table-cell table:style-name="ce1" office:value-type="string">
            <text:p>check ellipse</text:p>
          </table:table-cell>
        </table:table-row>
        <table:table-row table:style-name="ro1">
          <table:table-cell table:number-columns-repeated="3"/>
          <table:table-cell table:style-name="ce2" office:value-type="string">
            <text:p>mouse_handling</text:p>
          </table:table-cell>
          <table:table-cell/>
          <table:table-cell office:value-type="string">
            <text:p>T</text:p>
          </table:table-cell>
          <table:table-cell office:value-type="string">
            <text:p>AF</text:p>
          </table:table-cell>
          <table:table-cell table:style-name="ce1" office:value-type="string">
            <text:p>check flags</text:p>
          </table:table-cell>
        </table:table-row>
        <table:table-row table:style-name="ro1">
          <table:table-cell table:number-columns-repeated="3"/>
          <table:table-cell office:value-type="string">
            <text:p>trackbar</text:p>
          </table:table-cell>
          <table:table-cell/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OR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ixel Ops</text:p>
          </table:table-cell>
          <table:table-cell/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rithmetic operations</text:p>
          </table:table-cell>
          <table:table-cell office:value-type="string">
            <text:p>padding</text:p>
          </table:table-cell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time measurement</text:p>
          </table:table-cell>
          <table:table-cell/>
          <table:table-cell office:value-type="string">
            <text:p>T</text:p>
          </table:table-cell>
          <table:table-cell office:value-type="string">
            <text:p>AF</text:p>
          </table:table-cell>
          <table:table-cell office:value-type="string">
            <text:p>provide links</text:p>
          </table:table-cell>
        </table:table-row>
        <table:table-row table:style-name="ro1">
          <table:table-cell table:number-columns-repeated="3"/>
          <table:table-cell office:value-type="string">
            <text:p>MATHS TOOLS</text:p>
          </table:table-cell>
          <table:table-cell table:style-name="ce1" office:value-type="string">
            <text:p>PCA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 office:value-type="string">
            <text:p>SVD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 office:value-type="string">
            <text:p>Distance Metrics</text:p>
          </table:table-cell>
          <table:table-cell>
            <office:annotation draw:style-name="gr1" draw:text-style-name="P1" svg:width="1.1413in" svg:height="0.7012in" svg:x="7.8283in" svg:y="2.4343in" draw:caption-point-x="-0.2402in" draw:caption-point-y="0.5945in">
              <dc:date>2013-06-08T00:00:00</dc:date>
              <text:p text:style-name="P1"><text:span text:style-name="T1">Euclidean</text:span></text:p>
              <text:p text:style-name="P1"><text:span text:style-name="T1">Manhattan</text:span></text:p>
              <text:p text:style-name="P1"><text:span text:style-name="T1">Mahalanobis</text:span></text:p>
              <text:p text:style-name="P1"><text:span text:style-name="T1">Earth Movers</text:span></text:p>
            </office:annotation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BASIC IMAGE OP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olor_space</text:p>
          </table:table-cell>
          <table:table-cell/>
          <table:table-cell office:value-type="string">
            <text:p>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thresholding</text:p>
          </table:table-cell>
          <table:table-cell/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geometric transforms</text:p>
          </table:table-cell>
          <table:table-cell table:style-name="ce1" office:value-type="string">
            <text:p>remapping, scaling</text:p>
          </table:table-cell>
          <table:table-cell office:value-type="string">
            <text:p>T</text:p>
          </table:table-cell>
          <table:table-cell office:value-type="string">
            <text:p>AF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moothing</text:p>
          </table:table-cell>
          <table:table-cell office:value-type="string">
            <text:p>filter2d</text:p>
          </table:table-cell>
          <table:table-cell office:value-type="string">
            <text:p>T</text:p>
          </table:table-cell>
          <table:table-cell office:value-type="string">
            <office:annotation office:display="true" draw:style-name="gr2" draw:text-style-name="P1" svg:width="1.9539in" svg:height="1.0122in" svg:x="10.3287in" svg:y="2.3559in" draw:caption-point-x="-1.476in" draw:caption-point-y="1.5209in">
              <dc:date>2013-06-10T00:00:00</dc:date>
              <text:p text:style-name="P2"><text:span text:style-name="T1">Bilateral filtering links</text:span></text:p>
              <text:p text:style-name="P2"><text:span text:style-name="T1">BF argument details</text:span></text:p>
              <text:p text:style-name="P2"><text:span text:style-name="T1">BF example</text:span></text:p>
              <text:p text:style-name="P2"><text:span text:style-name="T1"/></text:p>
              <text:p text:style-name="P2"><text:span text:style-name="T1">GF noise image</text:span></text:p>
              <text:p text:style-name="P2"><text:span text:style-name="T1"/></text:p>
            </office:annotation>
            <text:p>AF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Gradient</text:p>
          </table:table-cell>
          <table:table-cell/>
          <table:table-cell office:value-type="string">
            <text:p>T</text:p>
          </table:table-cell>
          <table:table-cell office:value-type="string">
            <office:annotation office:display="true" draw:style-name="gr1" draw:text-style-name="P1" svg:width="2.3697in" svg:height="0.3902in" svg:x="10.2846in" svg:y="3.4933in" draw:caption-point-x="-1.4319in" draw:caption-point-y="0.5516in">
              <dc:date>2013-06-17T00:00:00</dc:date>
              <text:p text:style-name="P2"><text:span text:style-name="T1">Sharpening</text:span></text:p>
              <text:p text:style-name="P2"><text:span text:style-name="T1">Gradient mag and direction</text:span></text:p>
            </office:annotation>
            <text:p>AF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phological op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Edge Detection </text:p>
          </table:table-cell>
          <table:table-cell office:value-type="string">
            <text:p>Canny</text:p>
          </table:table-cell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pyramid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ISTOGRAMS</text:p>
          </table:table-cell>
          <table:table-cell/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>
            <text:p>CONTOURS</text:p>
          </table:table-cell>
          <table:table-cell/>
          <table:table-cell office:value-type="string">
            <text:p>T</text:p>
          </table:table-cell>
          <table:table-cell office:value-type="string">
            <office:annotation office:display="true" draw:style-name="gr1" draw:text-style-name="P1" svg:width="2.8843in" svg:height="0.2346in" svg:x="10.1531in" svg:y="3.9437in" draw:caption-point-x="-1.3004in" draw:caption-point-y="0.9413in">
              <dc:date>2013-06-28T00:00:00</dc:date>
              <text:p text:style-name="P2"><text:span text:style-name="T1">Connected components labelling</text:span></text:p>
            </office:annotation>
            <text:p>AF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OBJ _ DETECTION</text:p>
          </table:table-cell>
          <table:table-cell office:value-type="string">
            <text:p>Hough Line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Hough Circle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ch Template</text:p>
          </table:table-cell>
          <table:table-cell office:value-type="string">
            <text:p>T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>
            <text:p>IMAGE TRANSFORMS</text:p>
          </table:table-cell>
          <table:table-cell office:value-type="string">
            <text:p>dft</text:p>
          </table:table-cell>
          <table:table-cell office:value-type="string">
            <text:p>T</text:p>
          </table:table-cell>
          <table:table-cell>
            <office:annotation office:display="true" draw:style-name="gr1" draw:text-style-name="P1" svg:width="1.9654in" svg:height="0.2346in" svg:x="10.3606in" svg:y="4.3512in" draw:caption-point-x="-1.5079in" draw:caption-point-y="1.2059in">
              <dc:date>2013-07-01T00:00:00</dc:date>
              <text:p text:style-name="P2"><text:span text:style-name="T1">Mag and phase plot</text:span></text:p>
            </office:annotation>
          </table:table-cell>
          <table:table-cell/>
        </table:table-row>
        <table:table-row table:style-name="ro2">
          <table:table-cell table:number-columns-repeated="4"/>
          <table:table-cell table:style-name="ce1" office:value-type="string">
            <text:p>dct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 office:value-type="string">
            <text:p>distance transform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 office:value-type="string">
            <text:p>integr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Watershe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Grabcut</text:p>
          </table:table-cell>
          <table:table-cell table:number-columns-repeated="4"/>
        </table:table-row>
        <table:table-row table:style-name="ro3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FEATURE 2D</text:p>
          </table:table-cell>
          <table:table-cell office:value-type="string">
            <text:p>Basic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arris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Shi tomasi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" office:value-type="string">
            <text:p>eigvals and eigvec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>
            <text:p>SIFT</text:p>
          </table:table-cell>
          <table:table-cell table:number-columns-repeated="2"/>
          <table:table-cell office:value-type="string">
            <office:annotation office:display="true" draw:style-name="gr1" draw:text-style-name="P1" svg:width="2.1071in" svg:height="0.2346in" svg:x="10.3398in" svg:y="5.3433in" draw:caption-point-x="-1.487in" draw:caption-point-y="2.1028in">
              <dc:date>2013-07-01T00:00:00</dc:date>
              <text:p text:style-name="P1">Add kNN matching</text:p>
            </office:annotation>
            <text:p>improve the article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string">
            <text:p>SURF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>
            <text:p>ORB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>
            <text:p>FAST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/>
          <table:table-cell table:number-columns-repeated="4"/>
        </table:table-row>
        <table:table-row table:style-name="ro3" table:number-rows-repeated="3"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ML</text:p>
          </table:table-cell>
          <table:table-cell office:value-type="string">
            <text:p>kNN</text:p>
          </table:table-cell>
          <table:table-cell office:value-type="string">
            <text:p>theory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 office:value-type="string">
            <text:p>OC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K-Means</text:p>
          </table:table-cell>
          <table:table-cell office:value-type="string">
            <text:p>theory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exampl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VM</text:p>
          </table:table-cell>
          <table:table-cell table:style-name="ce1" office:value-type="string">
            <text:p>theory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 office:value-type="string">
            <text:p>exampl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1">00/00/0000</text:date>, <text:time style:data-style-name="N2" text:time-value="0000-00-00T17:01: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01T17:02:18</dc:date>
    <dc:creator>abidrahmank </dc:creator>
    <meta:generator>LibreOffice/3.6$Linux_X86_64 LibreOffice_project/360m1$Build-2</meta:generator>
    <meta:editing-duration>PT21H35M26S</meta:editing-duration>
    <meta:editing-cycles>38</meta:editing-cycles>
    <meta:document-statistic meta:table-count="1" meta:cell-count="104" meta:object-count="0"/>
  </office:meta>
</office:document-meta>
</file>